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B" style:family="table-column">
      <style:table-column-properties style:column-width="8.795cm" style:rel-column-width="32768*"/>
    </style:style>
    <style:style style:name="Таблица1.1" style:family="table-row">
      <style:table-row-properties style:min-row-height="8.096cm"/>
    </style:style>
    <style:style style:name="Таблица1.A1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B" style:family="table-column">
      <style:table-column-properties style:column-width="8.795cm" style:rel-column-width="32768*"/>
    </style:style>
    <style:style style:name="Таблица2.1" style:family="table-row">
      <style:table-row-properties style:min-row-height="8.096cm"/>
    </style:style>
    <style:style style:name="Таблица2.A1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orizontal_20_Line">
      <style:text-properties style:font-name="Verdana"/>
    </style:style>
    <style:style style:name="P2" style:family="paragraph" style:parent-style-name="Horizontal_20_Line">
      <style:text-properties style:font-name="Verdana" officeooo:paragraph-rsid="0001c2d3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language="ru" fo:country="RU" fo:font-style="normal" fo:text-shadow="none" style:text-underline-style="none" fo:font-weight="bold" officeooo:rsid="000013a4" officeooo:paragraph-rsid="000013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language="ru" fo:country="RU" fo:font-style="normal" fo:text-shadow="none" style:text-underline-style="none" fo:font-weight="bold" officeooo:rsid="000013a4" officeooo:paragraph-rsid="0001c2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paragraph-rsid="0001c2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style:font-name="Verdana"/>
    </style:style>
    <style:style style:name="P8" style:family="paragraph" style:parent-style-name="Text_20_body">
      <style:text-properties style:font-name="Verdana" fo:language="ru" fo:country="RU" officeooo:rsid="000013a4" officeooo:paragraph-rsid="000013a4"/>
    </style:style>
    <style:style style:name="P9" style:family="paragraph" style:parent-style-name="Text_20_body">
      <style:text-properties style:font-name="Verdana" fo:language="ru" fo:country="RU" officeooo:rsid="000013a4" officeooo:paragraph-rsid="0001c2d3"/>
    </style:style>
    <style:style style:name="P10" style:family="paragraph" style:parent-style-name="Text_20_body">
      <style:paragraph-properties fo:text-align="center" style:justify-single-word="false"/>
      <style:text-properties style:font-name="Verdana" officeooo:rsid="000013a4" officeooo:paragraph-rsid="000013a4"/>
    </style:style>
    <style:style style:name="P11" style:family="paragraph" style:parent-style-name="Text_20_body">
      <style:paragraph-properties fo:text-align="center" style:justify-single-word="false"/>
      <style:text-properties style:font-name="Verdana" officeooo:rsid="000013a4" officeooo:paragraph-rsid="0001c2d3"/>
    </style:style>
    <style:style style:name="P12" style:family="paragraph" style:parent-style-name="Text_20_body">
      <style:text-properties style:font-name="Verdana" officeooo:paragraph-rsid="0001c2d3"/>
    </style:style>
    <style:style style:name="P13" style:family="paragraph" style:parent-style-name="Text_20_body">
      <style:paragraph-properties fo:text-align="center" style:justify-single-word="false"/>
      <style:text-properties style:font-name="Verdana" fo:font-weight="bold" officeooo:rsid="0001c2d3" officeooo:paragraph-rsid="0001c2d3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bold" officeooo:paragraph-rsid="0001c2d3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paragraph-rsid="0001c2d3" style:text-blinking="false" fo:background-color="transparent"/>
    </style:style>
    <style:style style:name="P1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paragraph-rsid="0001c2d3" style:text-blinking="false" fo:background-color="transparent"/>
    </style:style>
    <style:style style:name="P22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paragraph-rsid="0001c2d3" style:text-blinking="false" fo:background-color="transparent"/>
    </style:style>
    <style:style style:name="P2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style:text-blinking="false"/>
    </style:style>
    <style:style style:name="P2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paragraph-rsid="0001c2d3" style:text-blinking="false"/>
    </style:style>
    <style:style style:name="P2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Verdana"/>
    </style:style>
    <style:style style:name="P2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Verdana" officeooo:paragraph-rsid="0001c2d3"/>
    </style:style>
    <style:style style:name="P27" style:family="paragraph" style:parent-style-name="Text_20_body">
      <style:paragraph-properties fo:margin-top="0cm" fo:margin-bottom="0cm" loext:contextual-spacing="false" fo:line-height="138%" fo:text-align="center" style:justify-single-word="false" fo:break-before="page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bold" officeooo:rsid="0001c2d3" officeooo:paragraph-rsid="0001c2d3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fo:background-color="transparent" loext:char-shading-value="0"/>
    </style:style>
    <style:style style:name="T3" style:family="text">
      <style:text-properties fo:font-style="italic" officeooo:rsid="0001c2d3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italic" style:text-underline-style="none" fo:font-weight="normal" officeooo:rsid="0001c2d3" style:text-blinking="false"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ru" fo:country="RU" officeooo:rsid="000013a4"/>
    </style:style>
    <style:style style:name="T9" style:family="text">
      <style:text-properties officeooo:rsid="0001c2d3"/>
    </style:style>
    <style:style style:name="T10" style:family="text">
      <style:text-properties fo:language="en" fo:country="US" officeooo:rsid="000013a4"/>
    </style:style>
    <style:style style:name="T11" style:family="text">
      <style:text-properties fo:language="en" fo:country="US" officeooo:rsid="0001c2d3"/>
    </style:style>
    <style:style style:name="T12" style:family="text">
      <style:text-properties fo:language="en" fo:country="US" fo:font-weight="bold" officeooo:rsid="0001c2d3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docs-internal-guid-6d4f6ff3-7fff-0102-78cb-046483926e89"/>ПРОТОКОЛ</text:p>
      <text:p text:style-name="P17">совещания в <text:span text:style-name="T8">(организация)</text:span> по проекту ... от ...</text:p>
      <text:p text:style-name="P7"/>
      <text:p text:style-name="P8"><text:span text:style-name="T7">Краткое описание необходимости совещания.</text:span> …</text:p>
      <text:p text:style-name="P7"/>
      <text:p text:style-name="P14">Присутствовали:</text:p>
      <text:list xml:id="list3002193355" text:style-name="L1">
        <text:list-item>
          <text:p text:style-name="P25"><text:span text:style-name="T5">От ...:</text:span><text:span text:style-name="T4"> ...</text:span></text:p>
        </text:list-item>
        <text:list-item>
          <text:p text:style-name="P23"><text:span text:style-name="T2">От ...:</text:span><text:span text:style-name="T1"> ...</text:span></text:p>
        </text:list-item>
      </text:list>
      <text:p text:style-name="P7"/>
      <text:p text:style-name="P14">Обсудили:</text:p>
      <text:list xml:id="list1013808891" text:style-name="L2">
        <text:list-item>
          <text:p text:style-name="P19">…</text:p>
        </text:list-item>
        <text:list-item>
          <text:p text:style-name="P19">…</text:p>
        </text:list-item>
      </text:list>
      <text:p text:style-name="P7"/>
      <text:p text:style-name="P14">Решили:</text:p>
      <text:list xml:id="list4273502302" text:style-name="L3">
        <text:list-item>
          <text:p text:style-name="P20">…</text:p>
        </text:list-item>
        <text:list-item>
          <text:p text:style-name="P20">…</text:p>
        </text:list-item>
      </text:list>
      <text:p text:style-name="P7"/>
      <text:p text:style-name="P1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От …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Таблица1.B1" office:value-type="string">
            <text:p text:style-name="P3">От …</text:p>
          </table:table-cell>
        </table:table-row>
      </table:table>
      <text:p text:style-name="P10"/>
      <text:p text:style-name="P27">MEETING MINUTES</text:p>
      <text:p text:style-name="P18"><text:span text:style-name="T9">in</text:span> <text:span text:style-name="T8">(</text:span><text:span text:style-name="T11">organization</text:span><text:span text:style-name="T8">)</text:span> <text:span text:style-name="T9">on project</text:span> ... <text:span text:style-name="T9">(date)</text:span></text:p>
      <text:p text:style-name="P12"/>
      <text:p text:style-name="P9"><text:span text:style-name="T12">A brief description why the meeting happened</text:span><text:span text:style-name="T7">.</text:span> …</text:p>
      <text:p text:style-name="P12"/>
      <text:p text:style-name="P16"><text:span text:style-name="T9">Attenders</text:span>:</text:p>
      <text:list xml:id="list145821468880129" text:continue-list="list3002193355" text:style-name="L1">
        <text:list-item>
          <text:p text:style-name="P26"><text:span text:style-name="T6">From</text:span><text:span text:style-name="T5"> ...:</text:span><text:span text:style-name="T4"> ...</text:span></text:p>
        </text:list-item>
        <text:list-item>
          <text:p text:style-name="P24"><text:span text:style-name="T3">From</text:span><text:span text:style-name="T2"> ...:</text:span><text:span text:style-name="T1"> ...</text:span></text:p>
        </text:list-item>
      </text:list>
      <text:p text:style-name="P12"/>
      <text:p text:style-name="P16"><text:span text:style-name="T9">Discussed</text:span>:</text:p>
      <text:list xml:id="list2528085941" text:style-name="L4">
        <text:list-item>
          <text:p text:style-name="P21">…</text:p>
        </text:list-item>
        <text:list-item>
          <text:p text:style-name="P21">…</text:p>
        </text:list-item>
      </text:list>
      <text:p text:style-name="P12"/>
      <text:p text:style-name="P16"><text:span text:style-name="T9">Decisions</text:span>:</text:p>
      <text:list xml:id="list2268325247" text:style-name="L5">
        <text:list-item>
          <text:p text:style-name="P22">…</text:p>
        </text:list-item>
        <text:list-item>
          <text:p text:style-name="P22">…</text:p>
        </text:list-item>
      </text:list>
      <text:p text:style-name="P12"/>
      <text:p text:style-name="P2"/>
      <text:p text:style-name="P13">SIGNATURES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">… 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B1" office:value-type="string">
            <text:p text:style-name="P4">…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93cm" fo:margin-bottom="1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 LibreOffice_project/f82ddfca21ebc1e222a662a32b25c0c9d20169ee</meta:generator>
    <dc:date>2020-06-17T14:58:20.152000000</dc:date>
    <meta:editing-duration>PT5M</meta:editing-duration>
    <meta:editing-cycles>3</meta:editing-cycles>
    <meta:document-statistic meta:table-count="2" meta:image-count="0" meta:object-count="0" meta:page-count="2" meta:paragraph-count="29" meta:word-count="75" meta:character-count="358" meta:non-whitespace-character-count="322"/>
  </office:meta>
</office:document-meta>
</file>